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23daf" officeooo:paragraph-rsid="00123daf"/>
    </style:style>
    <style:style style:name="P2" style:family="paragraph" style:parent-style-name="Standard">
      <style:paragraph-properties fo:text-align="justify" style:justify-single-word="false"/>
      <style:text-properties officeooo:rsid="00123daf" officeooo:paragraph-rsid="00123daf"/>
    </style:style>
    <style:style style:name="P3" style:family="paragraph" style:parent-style-name="Standard">
      <style:paragraph-properties fo:text-align="center" style:justify-single-word="false"/>
      <style:text-properties officeooo:rsid="0013e52e" officeooo:paragraph-rsid="0017ad46"/>
    </style:style>
    <style:style style:name="P4" style:family="paragraph" style:parent-style-name="Standard">
      <style:paragraph-properties fo:text-align="justify" style:justify-single-word="false"/>
      <style:text-properties officeooo:rsid="0013e52e" officeooo:paragraph-rsid="0013e52e"/>
    </style:style>
    <style:style style:name="P5" style:family="paragraph" style:parent-style-name="Standard">
      <style:paragraph-properties fo:text-align="justify" style:justify-single-word="false"/>
      <style:text-properties officeooo:rsid="0013e52e" officeooo:paragraph-rsid="0017ad46"/>
    </style:style>
    <style:style style:name="P6" style:family="paragraph" style:parent-style-name="Standard">
      <style:paragraph-properties fo:text-align="center" style:justify-single-word="false"/>
      <style:text-properties officeooo:rsid="0017ad46" officeooo:paragraph-rsid="0017ad46"/>
    </style:style>
    <style:style style:name="P7" style:family="paragraph" style:parent-style-name="Standard">
      <style:paragraph-properties fo:text-align="justify" style:justify-single-word="false"/>
      <style:text-properties fo:font-weight="bold" officeooo:rsid="0013e52e" officeooo:paragraph-rsid="0017ad46" style:font-weight-asian="bold" style:font-weight-complex="bold"/>
    </style:style>
    <style:style style:name="P8" style:family="paragraph" style:parent-style-name="Standard">
      <style:paragraph-properties fo:text-align="center" style:justify-single-word="false"/>
      <style:text-properties fo:font-weight="bold" officeooo:rsid="0017ad46" officeooo:paragraph-rsid="0017ad46" style:font-weight-asian="bold" style:font-weight-complex="bold"/>
    </style:style>
    <style:style style:name="P9" style:family="paragraph" style:parent-style-name="Standard">
      <style:paragraph-properties fo:text-align="justify" style:justify-single-word="false"/>
      <style:text-properties officeooo:rsid="0013e52e" officeooo:paragraph-rsid="00123daf"/>
    </style:style>
    <style:style style:name="P10" style:family="paragraph" style:parent-style-name="Standard">
      <style:paragraph-properties fo:text-align="center" style:justify-single-word="false"/>
      <style:text-properties officeooo:rsid="0013e52e" officeooo:paragraph-rsid="0017ad46"/>
    </style:style>
    <style:style style:name="P11" style:family="paragraph" style:parent-style-name="Standard">
      <style:paragraph-properties fo:text-align="center" style:justify-single-word="false"/>
      <style:text-properties officeooo:rsid="0013e52e" officeooo:paragraph-rsid="0013e52e"/>
    </style:style>
    <style:style style:name="P12" style:family="paragraph" style:parent-style-name="Standard">
      <style:paragraph-properties fo:text-align="justify" style:justify-single-word="false"/>
      <style:text-properties officeooo:rsid="001668f6" officeooo:paragraph-rsid="0017ad46"/>
    </style:style>
    <style:style style:name="P13" style:family="paragraph" style:parent-style-name="Standard">
      <style:paragraph-properties fo:text-align="center" style:justify-single-word="false"/>
      <style:text-properties fo:font-weight="bold" officeooo:rsid="0017ad46" officeooo:paragraph-rsid="0017ad46" style:font-weight-asian="bold" style:font-weight-complex="bold"/>
    </style:style>
    <style:style style:name="P14" style:family="paragraph" style:parent-style-name="Standard">
      <style:paragraph-properties fo:text-align="justify" style:justify-single-word="false"/>
      <style:text-properties fo:font-weight="bold" officeooo:rsid="0017ad46" officeooo:paragraph-rsid="0017ad46" style:font-weight-asian="bold" style:font-weight-complex="bold"/>
    </style:style>
    <style:style style:name="P15" style:family="paragraph" style:parent-style-name="Standard">
      <style:paragraph-properties fo:text-align="justify" style:justify-single-word="false"/>
      <style:text-properties officeooo:rsid="0017ad46" officeooo:paragraph-rsid="0017ad46"/>
    </style:style>
    <style:style style:name="P16" style:family="paragraph" style:parent-style-name="Standard">
      <style:paragraph-properties fo:text-align="center" style:justify-single-word="false"/>
      <style:text-properties officeooo:rsid="0017ad46" officeooo:paragraph-rsid="0017ad46"/>
    </style:style>
    <style:style style:name="P17" style:family="paragraph" style:parent-style-name="Standard">
      <style:paragraph-properties fo:text-align="center" style:justify-single-word="false"/>
      <style:text-properties officeooo:rsid="0017ad46" officeooo:paragraph-rsid="001c8948"/>
    </style:style>
    <style:style style:name="P18" style:family="paragraph" style:parent-style-name="Standard">
      <style:paragraph-properties fo:text-align="center" style:justify-single-word="false"/>
      <style:text-properties style:text-underline-style="solid" style:text-underline-width="auto" style:text-underline-color="font-color" fo:font-weight="bold" officeooo:rsid="00123daf" officeooo:paragraph-rsid="00123daf" style:font-weight-asian="bold" style:font-weight-complex="bold"/>
    </style:style>
    <style:style style:name="T1" style:family="text">
      <style:text-properties officeooo:rsid="0013e52e"/>
    </style:style>
    <style:style style:name="T2" style:family="text">
      <style:text-properties officeooo:rsid="001668f6"/>
    </style:style>
    <style:style style:name="T3" style:family="text">
      <style:text-properties officeooo:rsid="0017ad46"/>
    </style:style>
    <style:style style:name="T4" style:family="text">
      <style:text-properties fo:font-weight="bold" style:font-weight-asian="bold" style:font-weight-complex="bold"/>
    </style:style>
    <style:style style:name="T5" style:family="text">
      <style:text-properties fo:font-weight="bold" officeooo:rsid="0017ad46" style:font-weight-asian="bold" style:font-weight-complex="bold"/>
    </style:style>
    <style:style style:name="T6" style:family="text">
      <style:text-properties fo:font-weight="bold" officeooo:rsid="0013e52e" style:font-weight-asian="bold" style:font-weight-complex="bold"/>
    </style:style>
    <style:style style:name="T7" style:family="text">
      <style:text-properties officeooo:rsid="0019a98f"/>
    </style:style>
    <style:style style:name="T8" style:family="text">
      <style:text-properties officeooo:rsid="001b25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Acta de Elección de la Junta Directiva y Consejo de Honor de la Escuela de Béisbol Menor “Alcenio García”.Afiliada al Director Regional de la Liga de Cumaná – Estado Sucre, perteneciente a la Corporación Criollitos de Venezuela.</text:p>
      <text:p text:style-name="P1"/>
      <text:p text:style-name="P1"/>
      <text:p text:style-name="P2"><text:tab/>En la ciudad de Cumaná, municipio autónomo Sucre, Parroquia Altagracia, Capital del Estado Sucre, siendo las cuatro de la tarde (4:00 pm) del día jueves 6 de octubre del 2016, reunidos en el salón de reuniones del Estadio “Ramón Rivas” del Bolivariano, los integrantes de la Comisión Electoral de la Escuela de Béisbol Menor “Alcenio García” conformada por:</text:p>
      <text:p text:style-name="P2"/>
      <text:p text:style-name="P2"><text:tab/><text:span text:style-name="T4">Presidente:</text:span> José Rondón <text:s text:c="18"/>C.I. 12.149.287.</text:p>
      <text:p text:style-name="P2"><text:tab/><text:span text:style-name="T4">Secretario:</text:span> Heid<text:span text:style-name="T8">y</text:span> Gómez <text:s text:c="17"/>C.I. 13.359.159.</text:p>
      <text:p text:style-name="P2"><text:tab/><text:span text:style-name="T4">Primer Vocal:</text:span> Rusmarys Urbaneja <text:s text:c="3"/>C.I. 16.486.978.</text:p>
      <text:p text:style-name="P2"/>
      <text:p text:style-name="P2"><text:tab/>Conjuntamente con el ciudadano Juan Carlos Arreaza C.I 8.650.590 miembro Directivo de la Liga Cumaná – Estado Sucre perteneciente a la Corporación Criollitos de Venezuela, previa convoca<text:span text:style-name="T7">to</text:span>ria a la Comisión Electoral de la Junta Directiva <text:span text:style-name="T1">y Consejo de Honor de la Escuela de Béisbol Menor “Alcenio García”.</text:span></text:p>
      <text:p text:style-name="P2"/>
      <text:p text:style-name="P9"><text:tab/>A tal efecto el Presidente de la Comisión Electoral manifiesta que solamente inscribió una plancha, la cual fue identificada con el número (1), está conformada por:</text:p>
      <text:p text:style-name="P2"/>
      <text:p text:style-name="P2"><text:span text:style-name="T1"><text:tab/></text:span><text:span text:style-name="T6">Presidente:</text:span><text:span text:style-name="T1"> Claudio Rondón <text:s text:c="22"/>C.I. 4.295.040.</text:span></text:p>
      <text:p text:style-name="P2"><text:span text:style-name="T1"><text:tab/></text:span><text:span text:style-name="T6">Vicepresidente:</text:span><text:span text:style-name="T1"> Luis Gómez <text:s text:c="22"/>C.I. 11.831.777.</text:span></text:p>
      <text:p text:style-name="P2"><text:span text:style-name="T1"><text:tab/></text:span><text:span text:style-name="T6">Secretario General: </text:span><text:span text:style-name="T1">Marianny Rodríguez <text:s/>C.I 18.904.620.</text:span></text:p>
      <text:p text:style-name="P2"><text:tab/><text:span text:style-name="T6">Secretario de Finanzas: </text:span><text:span text:style-name="T1">Yariza Lanza <text:s text:c="7"/>C.I. 9.271.540.</text:span></text:p>
      <text:p text:style-name="P2"><text:span text:style-name="T1"><text:tab/></text:span><text:span text:style-name="T6">Primer Director:</text:span><text:span text:style-name="T1"> Jesus García <text:s text:c="19"/>C.I. 8.433.555.</text:span></text:p>
      <text:p text:style-name="P2"><text:span text:style-name="T1"><text:tab/></text:span><text:span text:style-name="T6">Segundo Director:</text:span><text:span text:style-name="T1"> Henry Hernández <text:s text:c="8"/>C.I 8.637.491.</text:span></text:p>
      <text:p text:style-name="P2"><text:span text:style-name="T1"><text:tab/></text:span><text:span text:style-name="T6">Tercer Director: </text:span><text:span text:style-name="T1">Alejandra Guevara <text:s text:c="10"/>C.I 14.420.426.</text:span></text:p>
      <text:p text:style-name="P2"><text:soft-page-break/><text:span text:style-name="T6"><text:tab/>Primer Suplente: </text:span><text:span text:style-name="T1">Daniel Galantón <text:s text:c="12"/>C.I. 15. 741. 211.</text:span></text:p>
      <text:p text:style-name="P2"><text:span text:style-name="T1"><text:tab/></text:span><text:span text:style-name="T6">Segundo Suplente:</text:span><text:span text:style-name="T1"> Daniel Monteverde <text:s text:c="5"/>C.I 16.703.960.</text:span></text:p>
      <text:p text:style-name="P2"/>
      <text:p text:style-name="P11"><text:span text:style-name="T4">Consejo de Honor</text:span></text:p>
      <text:p text:style-name="P4"><text:tab/><text:span text:style-name="T4">Miembro Principal:</text:span> Adriana Guerra <text:s text:c="10"/>C.I.18.580.133.</text:p>
      <text:p text:style-name="P4"><text:tab/><text:span text:style-name="T4">Miembro Principal:</text:span> Yelitza Marval <text:s text:c="11"/>C.I.17.540.266.</text:p>
      <text:p text:style-name="P4"><text:tab/><text:span text:style-name="T4">Miembro Principal:</text:span> María Maita <text:s text:c="15"/>C.I. 16.484.184.</text:p>
      <text:p text:style-name="P4"><text:tab/><text:span text:style-name="T4">Miembro Suplente:</text:span> Adel Andrade <text:s text:c="14"/>C.I. 16.997.014.</text:p>
      <text:p text:style-name="P4"/>
      <text:p text:style-name="P4"><text:tab/><text:span text:style-name="T2">Seguidamente se dió al proceso electoral. Acto seguido se mostró la urna de votación vacía, se precintó y argumentó que estas elecciones se harán en la mayor y completa armonía para el bien de la Escuela, seguidamente se procedió al acto de votación, todo de acuerdo con los artículos 30, 31 y 32 del Reglamento Electoral, proceso de Elecciones de Directivas de Divisas, Cumaná – Edo. Sucre, se deja constancia que el proceso se inició a las cuatro de la tarde (4:00 pm).</text:span></text:p>
      <text:p text:style-name="P4"/>
      <text:p text:style-name="P5"><text:span text:style-name="T2"><text:tab/>Cabe señalar que el proceso de votación terminó a las seis de la tarde (6:00 pm). Concluido el proceso de votación, la Comisión Electoral en acto público efectuó inmediatamente el escrutinio de los votos, de acuerdo con el cuaderno de votación tenían derecho al voto la cantidad de noventa (90) electores de los cuales la plancha uno (1), obtuvo ochenta y nueve (89) votos válidos y uno(1) nulo. Realizado el escrutinio, la Comisión Electoral, declara y proclama ganadora del proceso de elecciones de la Escuela de Béisbol Menor “Alcenio García” a la plancha uno (1) para el período administrativo dos mil dieciséis- dos mil veinte (2016-2020), se hace mención en el acta que el ciudadano Juan C. Arreaza C.I. 8.650.590 Miembro Directivo de la Liga Cumaná del Estado Sucre – Corporación Criollitos de Venezuela, juramentó a la nueva Junta Directiva y Consejo de Honor de la Escuela de Béisbol Menor “Alcenio García” afiliada al Directorio Regional Liga Cumaná – Edo. Sucre, dándole así cumplimiento al artículo 48 del Reglamento Electoral- Proceso de Elecciones de Directivas de Divisas.</text:span></text:p>
      <text:p text:style-name="P12"><text:tab/>Cabe destacar que en este proceso se cumplió a cabalidad con los artículos 45, 46 y <text:soft-page-break/>47 del citado Reglamento; terminado el proceso en su totalidad y no habiendo más que tratar, la Comisión Electoral declara concluido el proceso de elección de la Junta Directiva y Consejo de Honor de la Escuela de Béisbol Menor “Alcenio García”, se procedió a redactar el acta respectiva, se terminó, se leyó y conforme firman; en Cumaná- Municipio Sucre a las seis d la tarde (6:00 pm) del mismo día, la misma</text:p>
      <text:p text:style-name="P7"/>
      <text:p text:style-name="P8">Por la Comisión Electoral</text:p>
      <text:p text:style-name="P3"/>
      <text:p text:style-name="P3"/>
      <text:p text:style-name="P3"/>
      <text:p text:style-name="P15">___________________________ <text:s text:c="34"/>_____________________________</text:p>
      <text:p text:style-name="P5"><text:span text:style-name="T3"><text:s text:c="14"/></text:span><text:span text:style-name="T5">José Rondón <text:s text:c="72"/>Heydy Gómez</text:span></text:p>
      <text:p text:style-name="P14"><text:s text:c="13"/>C.I: 12.149.287 <text:s text:c="69"/>C.I: 13.359.159</text:p>
      <text:p text:style-name="P5"><text:span text:style-name="T5"><text:s text:c="16"/>Presidente <text:s text:c="78"/>Secretaria</text:span><text:span text:style-name="T3"> </text:span></text:p>
      <text:p text:style-name="P5"/>
      <text:p text:style-name="P5"/>
      <text:p text:style-name="P15"/>
      <text:p text:style-name="P6">_______________________________ </text:p>
      <text:p text:style-name="P8">Rusmary Urbaneja</text:p>
      <text:p text:style-name="P8">C.I: 16.486.978</text:p>
      <text:p text:style-name="P8">Primer Vocal</text:p>
      <text:p text:style-name="P8"/>
      <text:p text:style-name="P8"/>
      <text:p text:style-name="P17">______________________________ </text:p>
      <text:p text:style-name="P8">Juan C. Arreaza</text:p>
      <text:p text:style-name="P8">C.I: 8.650.590</text:p>
      <text:p text:style-name="P6"><text:span text:style-name="T4">Directivo Liga Cumaná</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3cm" fo:margin-bottom="3cm" fo:margin-left="3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naima Educativo</meta:initial-creator>
    <meta:creation-date>2017-01-11T19:27:13.349370529</meta:creation-date>
    <dc:date>2017-01-12T08:01:24.184739717</dc:date>
    <dc:creator>Canaima Educativo</dc:creator>
    <meta:editing-duration>PT41M43S</meta:editing-duration>
    <meta:editing-cycles>5</meta:editing-cycles>
    <meta:generator>LibreOffice/4.1.0.4$Linux_X86_64 LibreOffice_project/410m0$Build-4</meta:generator>
    <meta:document-statistic meta:table-count="0" meta:image-count="0" meta:object-count="0" meta:page-count="3" meta:paragraph-count="37" meta:word-count="639" meta:character-count="4704" meta:non-whitespace-character-count="3582"/>
  </office:meta>
</office:document-meta>
</file>